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image/png" manifest:full-path="Object 3/Pictures/10000000000000200000002000309F1C.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png" manifest:full-path="Object 5/Pictures/10000000000000200000002000309F1C.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image/png" manifest:full-path="Object 6/Pictures/10000000000000200000002000309F1C.png"/>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tyles.xml"/>
  <manifest:file-entry manifest:media-type="application/vnd.oasis.opendocument.graphics"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text-properties fo:color="#000000"/>
    </style:style>
    <style:style style:name="P3" style:family="paragraph" style:parent-style-name="Contents_20_Heading">
      <style:text-properties fo:color="#000000"/>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Standard" style:list-style-name="L1">
      <style:text-properties fo:color="#000000"/>
    </style:style>
    <style:style style:name="P6" style:family="paragraph" style:parent-style-name="Standard" style:list-style-name="L2">
      <style:text-properties fo:color="#000000"/>
    </style:style>
    <style:style style:name="P7" style:family="paragraph" style:parent-style-name="Standard" style:list-style-name="L3">
      <style:text-properties fo:color="#000000"/>
    </style:style>
    <style:style style:name="P8" style:family="paragraph" style:parent-style-name="Standard" style:list-style-name="L4">
      <style:text-properties fo:color="#000000"/>
    </style:style>
    <style:style style:name="P9" style:family="paragraph" style:parent-style-name="Standard" style:list-style-name="L5">
      <style:text-properties fo:color="#000000"/>
    </style:style>
    <style:style style:name="P10" style:family="paragraph" style:parent-style-name="Standard" style:list-style-name="L6">
      <style:text-properties fo:color="#000000"/>
    </style:style>
    <style:style style:name="P11" style:family="paragraph" style:parent-style-name="Standard" style:list-style-name="L7">
      <style:text-properties fo:color="#000000"/>
    </style:style>
    <style:style style:name="P12" style:family="paragraph" style:parent-style-name="Standard" style:list-style-name="L8">
      <style:text-properties fo:color="#000000"/>
    </style:style>
    <style:style style:name="P13" style:family="paragraph" style:parent-style-name="Heading_20_1">
      <style:text-properties fo:color="#000000"/>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hentication and Authorization Integration Road Map</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Overview<text:tab/>1</text:p>
          <text:p text:style-name="P4">Components<text:tab/>1</text:p>
          <text:p text:style-name="P4">CF Team Prerequisites<text:tab/>1</text:p>
          <text:p text:style-name="P4">CF Deployment Process for the UAA and ACM<text:tab/>1</text:p>
          <text:p text:style-name="P4">Phase 1: UAA endpoints for limited testing, CC database prep<text:tab/>2</text:p>
          <text:p text:style-name="P4">Phase 2: New token issued by UAA, CC accepts old and new<text:tab/>3</text:p>
          <text:p text:style-name="P4">Phase 3: UAA issues tokens from its own DB<text:tab/>4</text:p>
          <text:p text:style-name="P4">Phase 4: UAA owns users, old API support removed<text:tab/>4</text:p>
          <text:p text:style-name="P4">Phase 5: Add ACM to CC, support web SSO<text:tab/>5</text:p>
          <text:p text:style-name="P4">BOSH Integration and Deployment<text:tab/>6</text:p>
          <text:p text:style-name="P4">Approvals Needed External to CF<text:tab/>6</text:p>
        </text:index-body>
      </text:table-of-content>
      <text:p text:style-name="Standard"/>
      <text:h text:style-name="P13" text:outline-level="1">Overview</text:h>
      <text:p text:style-name="P1">This document contains a road map for integrating the authentication and authorization components into the cloudfoundry.com production system. It describes expected standards and processes for code review, testing, packaging, and deployment.</text:p>
      <text:p text:style-name="P1"/>
      <text:p text:style-name="P1">We will describe a series of phases to integrate the User Account and Authentication (UAA) component and the Access Control Manager (ACM) component into cloudfoundry.com, and then describe how those components could also be integrated by the BOSH layer. </text:p>
      <text:h text:style-name="P13" text:outline-level="1">Components</text:h>
      <text:p text:style-name="P1">There are three components in view for the following road map:</text:p>
      <text:p text:style-name="P1"/>
      <text:list xml:id="list555173216" text:style-name="L1">
        <text:list-item>
          <text:p text:style-name="P5">the user account and authentication (UAA) service.</text:p>
        </text:list-item>
        <text:list-item>
          <text:p text:style-name="P5">the access control manager (ACM). </text:p>
        </text:list-item>
        <text:list-item>
          <text:p text:style-name="P5">a token processing library.</text:p>
        </text:list-item>
      </text:list>
      <text:p text:style-name="P1"/>
      <text:h text:style-name="P13" text:outline-level="1">CF Team Prerequisites</text:h>
      <text:p text:style-name="P1">API documents for the UAA and ACM, and an interactions document, are up-to-date and need the dashboard review status updated. </text:p>
      <text:p text:style-name="P1"/>
      <text:p text:style-name="P1">The UAA and ACM are implemented as per the API documents and are complete for this milestone. </text:p>
      <text:p text:style-name="P1"/>
      <text:h text:style-name="P13" text:outline-level="1">CF Deployment Process for the UAA and ACM</text:h>
      <text:p text:style-name="P1">Prerequisites, standards, and steps to releasing a component in cloudfoundry.</text:p>
      <text:p text:style-name="P1"><text:soft-page-break/></text:p>
      <text:p text:style-name="P1">Source code and unit tests:</text:p>
      <text:list xml:id="list88308619" text:style-name="L2">
        <text:list-item>
          <text:p text:style-name="P6">source code control and review via gerrit</text:p>
        </text:list-item>
        <text:list-item>
          <text:p text:style-name="P6">unit tests run by jenkins to verify changes before merge</text:p>
        </text:list-item>
        <text:list-item>
          <text:p text:style-name="P6">determine unit test coverage</text:p>
        </text:list-item>
        <text:list-item>
          <text:p text:style-name="P6">add monitoring collector, /varz </text:p>
        </text:list-item>
      </text:list>
      <text:p text:style-name="P1"/>
      <text:p text:style-name="P1">Integration with vcap:</text:p>
      <text:list xml:id="list586933177" text:style-name="L3">
        <text:list-item>
          <text:p text:style-name="P7">add submodule to vcap</text:p>
        </text:list-item>
        <text:list-item>
          <text:p text:style-name="P7">write chef recipes for components to be deployed by dev_setup</text:p>
        </text:list-item>
        <text:list-item>
          <text:p text:style-name="P7">add appropriate BVTs to vcap-tests </text:p>
        </text:list-item>
        <text:list-item>
          <text:p text:style-name="P7">run BVTs before merge to master</text:p>
        </text:list-item>
        <text:list-item>
          <text:p text:style-name="P7">add stress tests to grinder with QA team</text:p>
        </text:list-item>
        <text:list-item>
          <text:p text:style-name="P7">integrate varz endpoints with dashboard.</text:p>
        </text:list-item>
      </text:list>
      <text:p text:style-name="P1"/>
      <text:p text:style-name="P1">BOSH packaging:</text:p>
      <text:list xml:id="list1400606593" text:style-name="L4">
        <text:list-item>
          <text:p text:style-name="P8">create packages and jobs</text:p>
        </text:list-item>
        <text:list-item>
          <text:p text:style-name="P8">integrate packages and submodule into branch of release repository</text:p>
        </text:list-item>
        <text:list-item>
          <text:p text:style-name="P8">test on dev instance</text:p>
        </text:list-item>
      </text:list>
      <text:p text:style-name="P1"/>
      <text:p text:style-name="P1">Release process:</text:p>
      <text:list xml:id="list1340511301" text:style-name="L5">
        <text:list-item>
          <text:p text:style-name="P9">schedule release on calendar (page on wiki) </text:p>
        </text:list-item>
        <text:list-item>
          <text:p text:style-name="P9">add on-call staff to pager duty (get production access) </text:p>
        </text:list-item>
        <text:list-item>
          <text:p text:style-name="P9">merge release branch to master </text:p>
        </text:list-item>
        <text:list-item>
          <text:p text:style-name="P9">SRE deploys to staging </text:p>
          <text:list>
            <text:list-item>
              <text:p text:style-name="P9">id team manually checks</text:p>
            </text:list-item>
            <text:list-item>
              <text:p text:style-name="P9">run stress tests </text:p>
            </text:list-item>
          </text:list>
        </text:list-item>
        <text:list-item>
          <text:p text:style-name="P9">SRE deploy to prod </text:p>
          <text:list>
            <text:list-item>
              <text:p text:style-name="P9">id team manually checks</text:p>
            </text:list-item>
          </text:list>
        </text:list-item>
      </text:list>
      <text:p text:style-name="P1"/>
      <text:h text:style-name="P13" text:outline-level="1">Phase 1: UAA endpoints for limited testing, CC database prep</text:h>
      <text:p text:style-name="P1">Objective: Get the UAA through the deployment process and operational for traffic in the production environment, and to allow for some preparation of the CC database. </text:p>
      <text:p text:style-name="P1"/>
      <text:p text:style-name="P1">In this phase:</text:p>
      <text:list xml:id="list510353100" text:style-name="L6">
        <text:list-item>
          <text:p text:style-name="P10">deploy the UAA through the system</text:p>
        </text:list-item>
        <text:list-item>
          <text:p text:style-name="P10">make changes to the CC database to ease future transition to orgs and appspaces.</text:p>
        </text:list-item>
        <text:list-item>
          <text:p text:style-name="P10">the only new capability would be that UAA endpoints would be available for testing in a production environment, but the UAA would return CC tokens using existing CC APIs and would hold no passwords. </text:p>
        </text:list-item>
      </text:list>
      <text:p text:style-name="P1"/>
      <text:p text:style-name="P1">Target date: Monday, 16 Jan 2012</text:p>
      <text:p text:style-name="Standard"><draw:frame draw:style-name="fr1" draw:name="Object1" text:anchor-type="paragraph" svg:x="0.5575in" svg:y="0.1902in" svg:width="4.4173in" svg:height="2.7925in" draw:z-index="0"><draw:object xlink:href="./Object 1" xlink:type="simple" xlink:show="embed" xlink:actuate="onLoad"/><draw:image xlink:href="./ObjectReplacements/Object 1" xlink:type="simple" xlink:show="embed" xlink:actuate="onLoad"/></draw:frame><text:soft-page-break/></text:p>
      <text:p text:style-name="Standard"/>
      <text:h text:style-name="P13" text:outline-level="1">Phase 2: New token issued by UAA, CC accepts old and new</text:h>
      <text:p text:style-name="P1">Objective: UAA deployed with full OAuth2 support and new token format. </text:p>
      <text:p text:style-name="P1"/>
      <text:p text:style-name="P1">In this phase:</text:p>
      <text:list xml:id="list224100423" text:continue-numbering="true" text:style-name="L6">
        <text:list-item>
          <text:p text:style-name="P10">User accounts still in CC</text:p>
        </text:list-item>
        <text:list-item>
          <text:p text:style-name="P10">UAA checks password via existing API and issues new token format</text:p>
        </text:list-item>
        <text:list-item>
          <text:p text:style-name="P10">CC integrates token processing library and can accept old or new tokens</text:p>
        </text:list-item>
      </text:list>
      <text:p text:style-name="P1"/>
      <text:p text:style-name="P1">Target date: Monday 23 Jan 2012 – one week after phase 1.</text:p>
      <text:p text:style-name="P1"/>
      <text:p text:style-name="Standard"><draw:frame draw:style-name="fr1" draw:name="Object2" text:anchor-type="paragraph" svg:x="0.5161in" svg:y="0.0055in" svg:width="4.3791in" svg:height="2.9236in" draw:z-index="1"><draw:object xlink:href="./Object 2" xlink:type="simple" xlink:show="embed" xlink:actuate="onLoad"/><draw:image xlink:href="./ObjectReplacements/Object 2" xlink:type="simple" xlink:show="embed" xlink:actuate="onLoad"/><svg:desc>OLE-object</svg:desc></draw:frame></text:p>
      <text:h text:style-name="P13" text:outline-level="1"><text:soft-page-break/>Phase 3: UAA issues tokens from its own DB</text:h>
      <text:p text:style-name="P1">Objective: Copy the CC user accounts to the UAA database, and add calls from CC to UAA to support create user, change password. </text:p>
      <text:p text:style-name="P1"/>
      <text:p text:style-name="P1">In this phase:</text:p>
      <text:list xml:id="list1835445076" text:continue-numbering="true" text:style-name="L6">
        <text:list-item>
          <text:p text:style-name="P10">User account database copied from CC to UAA.</text:p>
        </text:list-item>
        <text:list-item>
          <text:p text:style-name="P10">UAA authenticates user from its own db and issues new format tokens</text:p>
        </text:list-item>
        <text:list-item>
          <text:p text:style-name="P10">a modified vmc that supports tokens from the UAA could be in limited beta. </text:p>
        </text:list-item>
      </text:list>
      <text:p text:style-name="P1"/>
      <text:p text:style-name="P1">Target date: Monday, 6 Feb 2012 – 2 weeks after phase 2.</text:p>
      <text:p text:style-name="P1"/>
      <text:p text:style-name="P1"><draw:frame draw:style-name="fr1" draw:name="Object3" text:anchor-type="paragraph" svg:x="0.4728in" svg:y="0.0717in" svg:width="4.4846in" svg:height="3.4209in" draw:z-index="2"><draw:object xlink:href="./Object 3" xlink:type="simple" xlink:show="embed" xlink:actuate="onLoad"/><draw:image xlink:href="./ObjectReplacements/Object 3" xlink:type="simple" xlink:show="embed" xlink:actuate="onLoad"/><svg:desc>OLE-object</svg:desc></draw:frame></text:p>
      <text:p text:style-name="P1"/>
      <text:h text:style-name="P13" text:outline-level="1">Phase 4: UAA owns users, old API support removed</text:h>
      <text:p text:style-name="P1">Objective: remove legacy and transitional pieces, switch vmc and www apps to use uaa apis.</text:p>
      <text:p text:style-name="P1"/>
      <text:p text:style-name="P1">In this phase:</text:p>
      <text:list xml:id="list284405876" text:continue-numbering="true" text:style-name="L6">
        <text:list-item>
          <text:p text:style-name="P10">User accounts can be dropped from cc db</text:p>
        </text:list-item>
        <text:list-item>
          <text:p text:style-name="P10">release vmc which supports the uaa</text:p>
        </text:list-item>
        <text:list-item>
          <text:p text:style-name="P10">my.cloudfoundry.com (aka the www app) should switch to uaa apis for user account creation and management.</text:p>
        </text:list-item>
        <text:list-item>
          <text:p text:style-name="P10">old vmc and apis can be deprecated</text:p>
        </text:list-item>
      </text:list>
      <text:p text:style-name="P1"/>
      <text:p text:style-name="P1">Target date: Monday, 13 Feb 2012 – one week after phase 3.</text:p>
      <text:p text:style-name="P1"/>
      <text:p text:style-name="P1"><draw:frame draw:style-name="fr1" draw:name="Object6" text:anchor-type="paragraph" svg:x="0.5665in" svg:y="0.011in" svg:width="4.5264in" svg:height="3.4528in" draw:z-index="4"><draw:object xlink:href="./Object 6" xlink:type="simple" xlink:show="embed" xlink:actuate="onLoad"/><draw:image xlink:href="./ObjectReplacements/Object 6" xlink:type="simple" xlink:show="embed" xlink:actuate="onLoad"/><svg:desc>OLE-object</svg:desc></draw:frame><text:soft-page-break/></text:p>
      <text:h text:style-name="P13" text:outline-level="1">Phase 5: Add ACM to CC, support web SSO</text:h>
      <text:p text:style-name="P1">Objective: add ACM to production environment with CC, and add support for web SSO in the UAA. </text:p>
      <text:p text:style-name="P1"/>
      <text:p text:style-name="P1">In this phase:</text:p>
      <text:list xml:id="list1841574774" text:continue-numbering="true" text:style-name="L6">
        <text:list-item>
          <text:p text:style-name="P10">CC creates objects and ACLs in the ACM</text:p>
        </text:list-item>
        <text:list-item>
          <text:p text:style-name="P10">CC calls ACM for authorization decisions</text:p>
        </text:list-item>
        <text:list-item>
          <text:p text:style-name="P10">UAA supports SSO with OpenID Connect providers, e.g. Google and Horizon</text:p>
        </text:list-item>
      </text:list>
      <text:p text:style-name="P1"/>
      <text:p text:style-name="P1">Target date: Monday, 20 Feb 2012 – one week after phase 4.</text:p>
      <text:p text:style-name="P1"/>
      <text:p text:style-name="P1"/>
      <text:p text:style-name="P1"><draw:frame draw:style-name="fr1" draw:name="Object5" text:anchor-type="paragraph" svg:x="0.5665in" svg:y="0.011in" svg:width="4.5264in" svg:height="3.4528in" draw:z-index="3"><draw:object xlink:href="./Object 5" xlink:type="simple" xlink:show="embed" xlink:actuate="onLoad"/><draw:image xlink:href="./ObjectReplacements/Object 5" xlink:type="simple" xlink:show="embed" xlink:actuate="onLoad"/><svg:desc>OLE-object</svg:desc></draw:frame><text:soft-page-break/></text:p>
      <text:h text:style-name="P13" text:outline-level="1">BOSH Integration and Deployment</text:h>
      <text:p text:style-name="P1">This section refers to the steps involved in integrating the uaa and acm for use by bosh itself, not deployment by bosh into cloudfoundry as is described in the phases above. This is so that a bosh admin making API calls to the bosh director are authorized by uaa tokens and acm permissions.</text:p>
      <text:p text:style-name="P1"/>
      <text:p text:style-name="P1">Integration with bosh should be simplified in that much of the work of creating bosh packages, chef scripts, perhaps some BVTs, etc., are reusable from the CF integration. Also, the user account migration situation is quite simple since there is no existing user account database. </text:p>
      <text:p text:style-name="P1"/>
      <text:p text:style-name="P1">Steps:</text:p>
      <text:list xml:id="list1102961555" text:style-name="L7">
        <text:list-item>
          <text:p text:style-name="P11">package and deploy the uaa and acm in bosh (similar work already in progress for CF)</text:p>
        </text:list-item>
        <text:list-item>
          <text:p text:style-name="P11">update cli and director to go to uaa for authentication and use new token processing library on branch</text:p>
        </text:list-item>
        <text:list-item>
          <text:p text:style-name="P11">test, review, test, merge</text:p>
        </text:list-item>
        <text:list-item>
          <text:p text:style-name="P11">test in staging</text:p>
        </text:list-item>
        <text:list-item>
          <text:p text:style-name="P11">move to production</text:p>
        </text:list-item>
      </text:list>
      <text:h text:style-name="P13" text:outline-level="1">Approvals Needed External to CF</text:h>
      <text:p text:style-name="P1"/>
      <text:p text:style-name="P1">These can be done in parallel with some of the earlier phases, but need to be done before each component is publicly available. </text:p>
      <text:p text:style-name="P1"><text:s/></text:p>
      <text:list xml:id="list1227327811" text:style-name="L8">
        <text:list-item>
          <text:p text:style-name="P12">Each component is expected to be released as open source and will need to be properly approved by VMware open source review process.</text:p>
        </text:list-item>
        <text:list-item>
          <text:p text:style-name="P12">Each component should be submitted to a formal security review.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Olds</meta:initial-creator>
    <meta:creation-date>2011-12-17T12:01:35</meta:creation-date>
    <dc:date>2012-01-03T18:58:55</dc:date>
    <dc:creator>Dale Olds</dc:creator>
    <meta:editing-duration>PT12H31M28S</meta:editing-duration>
    <meta:editing-cycles>35</meta:editing-cycles>
    <meta:generator>LibreOffice/3.4$Unix LibreOffice_project/340m1$Build-402</meta:generator>
    <meta:printed-by>Dale Olds</meta:printed-by>
    <meta:print-date>2011-12-20T00:37:44</meta:print-date>
    <meta:document-statistic meta:table-count="0" meta:image-count="0" meta:object-count="5" meta:page-count="6" meta:paragraph-count="101" meta:word-count="1023" meta:character-count="5746" meta:non-whitespace-character-count="4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7" style:family="graphic" style:parent-style-name="objectwithoutfill">
      <style:graphic-properties draw:marker-end="Arrow" draw:marker-end-width="0.152cm" draw:fill="none" draw:fill-color="#cfe7e5"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19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1" style:family="graphic" style:parent-style-name="objectwithoutfill">
      <style:graphic-properties draw:marker-start="Arrow" draw:marker-start-width="0.152cm" draw:marker-end="Arrow" draw:marker-end-width="0.152cm" draw:fill="none" draw:fill-color="#cfe7e5"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1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P1" style:family="paragraph">
      <style:paragraph-properties fo:text-align="center"/>
    </style:style>
    <style:style style:name="P2" style:family="paragraph">
      <style:text-properties fo:text-shadow="none"/>
    </style:style>
    <style:style style:name="P3" style:family="paragraph">
      <style:paragraph-properties fo:text-align="end"/>
    </style:style>
    <style:style style:name="P4" style:family="paragraph">
      <style:paragraph-properties fo:text-align="end"/>
      <style:text-properties fo:color="#000000"/>
    </style:style>
    <style:style style:name="P5" style:family="paragraph">
      <style:text-properties fo:color="#000000"/>
    </style:style>
    <style:style style:name="T1" style:family="text">
      <style:text-properties fo:color="#000000" fo:font-size="10.5pt" fo:text-shadow="none" style:font-size-asian="10.5pt" style:font-size-complex="10.5pt"/>
    </style:style>
    <style:style style:name="T2" style:family="text">
      <style:text-properties fo:font-size="10.5pt" fo:text-shadow="none" style:font-size-asian="10.5pt" style:font-size-complex="10.5pt"/>
    </style:style>
    <style:style style:name="T3" style:family="text">
      <style:text-properties fo:color="#000000" fo:font-size="12pt" style:font-size-asian="12pt" style:font-size-complex="12pt"/>
    </style:style>
    <style:style style:name="T4" style:family="text">
      <style:text-properties fo:color="#0000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032cm" svg:x="11.541cm" svg:y="5.572cm">
          <text:p text:style-name="P1">cloud</text:p>
          <text:p text:style-name="P1">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1.524cm" svg:x="3.032cm" svg:y="5.572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2.72cm" svg:height="1.073cm" svg:x="7.805cm" svg:y="6.658cm">
          <draw:text-box>
            <text:p><text:span text:style-name="T1">no change to </text:span></text:p>
            <text:p><text:span text:style-name="T1">existing AP</text:span><text:span text:style-name="T2">I</text:span></text:p>
          </draw:text-box>
        </draw:frame>
        <draw:line draw:style-name="gr6" draw:text-style-name="P1" draw:layer="layout" svg:x1="6.588cm" svg:y1="6.461cm" svg:x2="11.541cm" svg:y2="6.461cm">
          <text:p/>
        </draw:line>
        <draw:line draw:style-name="gr7" draw:text-style-name="P1" draw:layer="layout" svg:x1="12.938cm" svg:y1="10.398cm" svg:x2="12.938cm" svg:y2="7.604cm">
          <text:p/>
        </draw:line>
        <draw:line draw:style-name="gr6" draw:text-style-name="P1" draw:layer="layout" svg:x1="14.97cm" svg:y1="6.461cm" svg:x2="15.986cm" svg:y2="6.461cm">
          <text:p/>
        </draw:line>
        <draw:frame draw:style-name="gr8" draw:text-style-name="P4" draw:layer="layout" svg:width="1.399cm" svg:height="0.725cm" svg:x="11.412cm" svg:y="8.657cm">
          <draw:text-box>
            <text:p text:style-name="P3"><text:span text:style-name="T3">login</text:span></text:p>
          </draw:text-box>
        </draw:frame>
        <draw:frame draw:style-name="gr9" draw:text-style-name="P5" draw:layer="layout" svg:width="2.238cm" svg:height="1.979cm" svg:x="17.256cm" svg:y="5.699cm">
          <draw:text-box>
            <text:p><text:span text:style-name="T4">user/pwd,</text:span></text:p>
            <text:p><text:span text:style-name="T4">prep for org and </text:span></text:p>
            <text:p><text:span text:style-name="T4">appspace</text:span></text:p>
          </draw:text-box>
        </draw:frame>
        <draw:line draw:style-name="gr7" draw:text-style-name="P1" draw:layer="layout" svg:x1="13.446cm" svg:y1="7.604cm" svg:x2="13.446cm" svg:y2="10.398cm">
          <text:p/>
        </draw:line>
        <draw:frame draw:style-name="gr10" draw:text-style-name="P5" draw:layer="layout" svg:width="2.297cm" svg:height="0.725cm" svg:x="8.55cm" svg:y="11.197cm">
          <draw:text-box>
            <text:p><text:span text:style-name="T3">cc tokens</text:span></text:p>
          </draw:text-box>
        </draw:frame>
        <draw:line draw:style-name="gr11" draw:text-style-name="P1" draw:layer="layout" svg:x1="6.715cm" svg:y1="11.033cm" svg:x2="11.414cm" svg:y2="6.842cm">
          <text:p/>
        </draw:line>
        <draw:line draw:style-name="gr11" draw:text-style-name="P1" draw:layer="layout" svg:x1="9.255cm" svg:y1="14.843cm" svg:x2="12.938cm" svg:y2="12.43cm">
          <text:p/>
        </draw:line>
        <draw:line draw:style-name="gr11" draw:text-style-name="P1" draw:layer="layout" svg:x1="9.128cm" svg:y1="14.843cm" svg:x2="6.461cm" svg:y2="12.684cm">
          <text:p/>
        </draw:line>
        <draw:line draw:style-name="gr11" draw:text-style-name="P1" draw:layer="layout" svg:x1="8.112cm" svg:y1="11.922cm" svg:x2="11.541cm" svg:y2="11.922cm">
          <text:p/>
        </draw:line>
        <draw:frame draw:style-name="gr5" draw:text-style-name="P5" draw:layer="layout" svg:width="2.868cm" svg:height="1.199cm" svg:x="8.004cm" svg:y="12.882cm">
          <draw:text-box>
            <text:p><text:span text:style-name="T3">auth code or</text:span></text:p>
            <text:p><text:span text:style-name="T3">implicit flow</text:span></text:p>
          </draw:text-box>
        </draw:frame>
        <draw:frame draw:style-name="gr12" draw:text-style-name="P5" draw:layer="layout" svg:width="2.297cm" svg:height="1.36cm" svg:x="13.47cm" svg:y="8.366cm">
          <draw:text-box>
            <text:p><text:span text:style-name="T3">existing </text:span></text:p>
            <text:p><text:span text:style-name="T3">cc tokens</text:span></text:p>
          </draw:text-box>
        </draw:frame>
        <draw:frame draw:style-name="gr10" draw:text-style-name="P5" draw:layer="layout" svg:width="2.297cm" svg:height="0.725cm" svg:x="6.715cm" svg:y="8.493cm">
          <draw:text-box>
            <text:p><text:span text:style-name="T3">cc tokens</text:span></text:p>
          </draw:text-box>
        </draw:frame>
        <draw:custom-shape draw:style-name="gr4" draw:text-style-name="P1" draw:layer="layout" svg:width="1.397cm" svg:height="1.905cm" svg:x="16.114cm" svg:y="10.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5" draw:layer="layout" svg:width="2.238cm" svg:height="1.016cm" svg:x="17.559cm" svg:y="10.526cm">
          <draw:text-box>
            <text:p><text:span text:style-name="T4">prep db</text:span></text:p>
          </draw:text-box>
        </draw:frame>
        <draw:line draw:style-name="gr6" draw:text-style-name="P1" draw:layer="layout" svg:x1="15.098cm" svg:y1="11.288cm" svg:x2="16.114cm" svg:y2="11.288cm">
          <text:p/>
        </draw:line>
      </draw:page>
    </office:graphics>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b3b3b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8" style:family="graphic" style:parent-style-name="objectwithoutfill">
      <style:graphic-properties draw:marker-end="Arrow" draw:marker-end-width="0.152cm" draw:fill="none" draw:fill-color="#cfe7e5"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10" style:family="graphic" style:parent-style-name="objectwithoutfill">
      <style:graphic-properties draw:marker-start="Arrow" draw:marker-start-width="0.152cm" draw:marker-end="Arrow" draw:marker-end-width="0.152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4" style:family="graphic" style:parent-style-name="standard">
      <style:graphic-properties draw:fill-color="#99ccff"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P1" style:family="paragraph">
      <style:text-properties fo:color="#000000"/>
    </style:style>
    <style:style style:name="P2" style:family="paragraph">
      <style:paragraph-properties fo:text-align="center"/>
    </style:style>
    <style:style style:name="P3" style:family="paragraph">
      <style:text-properties fo:text-shadow="none"/>
    </style:style>
    <style:style style:name="P4" style:family="paragraph">
      <style:paragraph-properties fo:text-align="end"/>
    </style:style>
    <style:style style:name="P5" style:family="paragraph">
      <style:paragraph-properties fo:text-align="end"/>
      <style:text-properties fo:color="#000000"/>
    </style:style>
    <style:style style:name="T1" style:family="text">
      <style:text-properties fo:color="#000000" fo:font-size="12pt" style:font-size-asian="12pt" style:font-size-complex="12pt"/>
    </style:style>
    <style:style style:name="T2" style:family="text">
      <style:text-properties fo:color="#000000" fo:font-size="10.5pt" fo:text-shadow="none" style:font-size-asian="10.5pt" style:font-size-complex="10.5pt"/>
    </style:style>
    <style:style style:name="T3" style:family="text">
      <style:text-properties fo:font-size="10.5pt" fo:text-shadow="none" style:font-size-asian="10.5pt" style:font-size-complex="10.5pt"/>
    </style:style>
    <style:style style:name="T4" style:family="text">
      <style:text-properties fo:color="#000000" fo:font-size="11pt" style:font-size-asian="11pt" style:font-size-complex="11pt"/>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gr1" draw:text-style-name="P1" draw:layer="layout" svg:width="3.88cm" svg:height="1.905cm" svg:x="5.064cm" svg:y="8.874cm">
          <draw:text-box>
            <text:p><text:span text:style-name="T1">OAuth2 compliant</text:span></text:p>
            <text:p><text:span text:style-name="T1">with uaa tokens. </text:span></text:p>
          </draw:text-box>
        </draw:frame>
        <draw:custom-shape draw:style-name="gr2" draw:text-style-name="P2" draw:layer="layout" svg:width="3.556cm" svg:height="2.032cm" svg:x="11.668cm" svg:y="10.398cm">
          <text:p text:style-name="P2">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2.286cm" svg:x="11.541cm" svg:y="5.572cm">
          <text:p text:style-name="P2">CC</text:p>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1.524cm" svg:x="3.032cm" svg:y="5.318cm">
          <text:p text:style-name="P2">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3.81cm" svg:height="1.524cm" svg:x="4.302cm" svg:y="11.16cm">
          <text:p text:style-name="P2">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3.556cm" svg:height="1.524cm" svg:x="7.477cm" svg:y="14.843cm">
          <text:p text:style-name="P2">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72cm" svg:height="1.073cm" svg:x="7.805cm" svg:y="5.388cm">
          <draw:text-box>
            <text:p><text:span text:style-name="T2">no change to </text:span></text:p>
            <text:p><text:span text:style-name="T2">existing AP</text:span><text:span text:style-name="T3">I</text:span></text:p>
          </draw:text-box>
        </draw:frame>
        <draw:line draw:style-name="gr7" draw:text-style-name="P2" draw:layer="layout" svg:x1="6.588cm" svg:y1="6.461cm" svg:x2="11.541cm" svg:y2="6.461cm">
          <text:p/>
        </draw:line>
        <draw:line draw:style-name="gr8" draw:text-style-name="P2" draw:layer="layout" svg:x1="14.081cm" svg:y1="10.398cm" svg:x2="14.081cm" svg:y2="7.985cm">
          <text:p/>
        </draw:line>
        <draw:line draw:style-name="gr7" draw:text-style-name="P2" draw:layer="layout" svg:x1="14.97cm" svg:y1="6.461cm" svg:x2="15.986cm" svg:y2="6.461cm">
          <text:p/>
        </draw:line>
        <draw:frame draw:style-name="gr9" draw:text-style-name="P1" draw:layer="layout" svg:width="2.238cm" svg:height="1.778cm" svg:x="17.256cm" svg:y="5.699cm">
          <draw:text-box>
            <text:p><text:span text:style-name="T4">user/pwd org</text:span></text:p>
            <text:p><text:span text:style-name="T4">appspace</text:span></text:p>
          </draw:text-box>
        </draw:frame>
        <draw:line draw:style-name="gr8" draw:text-style-name="P2" draw:layer="layout" svg:x1="14.462cm" svg:y1="7.985cm" svg:x2="14.462cm" svg:y2="10.398cm">
          <text:p/>
        </draw:line>
        <draw:frame draw:style-name="gr6" draw:text-style-name="P1" draw:layer="layout" svg:width="3.88cm" svg:height="1.199cm" svg:x="14.462cm" svg:y="8.564cm">
          <draw:text-box>
            <text:p><text:span text:style-name="T1">cc token indicates</text:span></text:p>
            <text:p><text:span text:style-name="T1">successful login</text:span></text:p>
          </draw:text-box>
        </draw:frame>
        <draw:line draw:style-name="gr8" draw:text-style-name="P2" draw:layer="layout" svg:x1="6.969cm" svg:y1="11.16cm" svg:x2="11.414cm" svg:y2="7.858cm">
          <text:p/>
        </draw:line>
        <draw:line draw:style-name="gr8" draw:text-style-name="P2" draw:layer="layout" svg:x1="9.255cm" svg:y1="14.843cm" svg:x2="12.938cm" svg:y2="12.43cm">
          <text:p/>
        </draw:line>
        <draw:line draw:style-name="gr8" draw:text-style-name="P2" draw:layer="layout" svg:x1="9.128cm" svg:y1="14.843cm" svg:x2="6.461cm" svg:y2="12.684cm">
          <text:p/>
        </draw:line>
        <draw:custom-shape draw:style-name="gr2" draw:text-style-name="P2" draw:layer="layout" svg:width="1.524cm" svg:height="1.016cm" svg:x="11.541cm" svg:y="6.842cm">
          <text:p text:style-name="P2"><text:span text:style-name="T5">token</text:span></text:p>
          <text:p text:style-name="P2"><text:span text:style-name="T5">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1.541cm" svg:y1="11.922cm" svg:x2="8.239cm" svg:y2="11.922cm">
          <text:p/>
        </draw:line>
        <draw:frame draw:style-name="gr11" draw:text-style-name="P5" draw:layer="layout" svg:width="1.399cm" svg:height="0.725cm" svg:x="12.682cm" svg:y="8.747cm">
          <draw:text-box>
            <text:p text:style-name="P4"><text:span text:style-name="T1">login</text:span></text:p>
          </draw:text-box>
        </draw:frame>
        <draw:frame draw:style-name="gr12" draw:text-style-name="P1" draw:layer="layout" svg:width="2.297cm" svg:height="0.762cm" svg:x="7.731cm" svg:y="6.588cm">
          <draw:text-box>
            <text:p><text:span text:style-name="T1">cc tokens</text:span></text:p>
          </draw:text-box>
        </draw:frame>
        <draw:frame draw:style-name="gr13" draw:text-style-name="P1" draw:layer="layout" svg:width="2.585cm" svg:height="0.725cm" svg:x="8.736cm" svg:y="11.033cm">
          <draw:text-box>
            <text:p><text:span text:style-name="T1">uaa tokens</text:span></text:p>
          </draw:text-box>
        </draw:frame>
        <draw:frame draw:style-name="gr6" draw:text-style-name="P1" draw:layer="layout" svg:width="2.373cm" svg:height="1.199cm" svg:x="8.493cm" svg:y="13.192cm">
          <draw:text-box>
            <text:p><text:span text:style-name="T1">auth code</text:span></text:p>
            <text:p><text:span text:style-name="T1">flow</text:span></text:p>
          </draw:text-box>
        </draw:frame>
        <draw:custom-shape draw:style-name="gr14" draw:text-style-name="P2" draw:layer="layout" svg:width="1.397cm" svg:height="1.905cm" svg:x="16.114cm" svg:y="10.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 draw:layer="layout" svg:width="2.238cm" svg:height="1.016cm" svg:x="17.559cm" svg:y="10.526cm">
          <draw:text-box>
            <text:p><text:span text:style-name="T4">prep db <text:s/></text:span></text:p>
          </draw:text-box>
        </draw:frame>
        <draw:line draw:style-name="gr7" draw:text-style-name="P2" draw:layer="layout" svg:x1="15.098cm" svg:y1="11.288cm" svg:x2="16.114cm" svg:y2="11.288cm">
          <text:p/>
        </draw:line>
      </draw:page>
    </office:graphics>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28cm" fo:min-width="0cm"/>
    </style:style>
    <style:style style:name="gr6"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8" style:family="graphic" style:parent-style-name="objectwithoutfill">
      <style:graphic-properties draw:marker-end="Arrow" draw:marker-end-width="0.152cm" draw:fill="none" draw:fill-color="#cfe7e5" draw:textarea-vertical-align="middle"/>
    </style:style>
    <style:style style:name="gr9" style:family="graphic" style:parent-style-name="objectwithoutfill">
      <style:graphic-properties draw:marker-start="Arrow" draw:marker-start-width="0.152cm" draw:marker-end="Arrow" draw:marker-end-width="0.152cm" draw:fill="none" draw:fill-color="#cfe7e5" draw:textarea-vertical-align="middle"/>
    </style:style>
    <style:style style:name="gr10" style:family="graphic" style:parent-style-name="objectwithoutfill">
      <style:graphic-properties draw:marker-start="Arrow" draw:marker-start-width="0.152cm" draw:marker-end="Arrow" draw:marker-end-width="0.152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gr12" style:family="graphic" style:parent-style-name="standard">
      <style:graphic-properties svg:stroke-color="#000000" draw:marker-start="" draw:marker-start-width="0.152cm" draw:marker-end="Arrow" draw:marker-end-width="0.254cm" draw:fill="solid" draw:fill-color="#cfe7e5"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cm" fo:min-width="0cm"/>
    </style:style>
    <style:style style:name="gr17" style:family="graphic" style:parent-style-name="standard">
      <style:graphic-properties svg:stroke-color="#000000" draw:marker-start="" draw:marker-start-width="0.152cm" draw:marker-end="Arrow" draw:marker-end-width="0.152cm" draw:fill="solid" draw:fill-color="#cfe7e5" draw:textarea-vertical-align="middle"/>
    </style:style>
    <style:style style:name="P1" style:family="paragraph">
      <style:paragraph-properties fo:text-align="center"/>
    </style:style>
    <style:style style:name="P2" style:family="paragraph">
      <style:text-properties fo:color="#000000" fo:text-shadow="none"/>
    </style:style>
    <style:style style:name="P3" style:family="paragraph">
      <style:text-properties fo:color="#000000"/>
    </style:style>
    <style:style style:name="T1" style:family="text">
      <style:text-properties fo:color="#000000" fo:font-size="10.5pt" fo:text-shadow="none" style:font-size-asian="10.5pt" style:font-size-complex="10.5pt"/>
    </style:style>
    <style:style style:name="T2" style:family="text">
      <style:text-properties fo:color="#000000" fo:font-size="11pt" style:font-size-asian="11pt" style:font-size-complex="11pt"/>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fo:color="#0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1.524cm" svg:x="3.032cm" svg:y="5.318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2" draw:layer="layout" svg:width="2.72cm" svg:height="1.778cm" svg:x="7.805cm" svg:y="4.683cm">
          <draw:text-box>
            <text:p><text:span text:style-name="T1">no change to </text:span></text:p>
            <text:p><text:span text:style-name="T1">existing API,</text:span></text:p>
            <text:p><text:span text:style-name="T1">cc tokens</text:span></text:p>
          </draw:text-box>
        </draw:frame>
        <draw:line draw:style-name="gr6" draw:text-style-name="P1" draw:layer="layout" svg:x1="6.588cm" svg:y1="6.461cm" svg:x2="11.541cm" svg:y2="6.461cm">
          <text:p/>
        </draw:line>
        <draw:line draw:style-name="gr6" draw:text-style-name="P1" draw:layer="layout" svg:x1="14.97cm" svg:y1="6.461cm" svg:x2="15.986cm" svg:y2="6.461cm">
          <text:p/>
        </draw:line>
        <draw:frame draw:style-name="gr7" draw:text-style-name="P3" draw:layer="layout" svg:width="2.238cm" svg:height="1.778cm" svg:x="17.256cm" svg:y="5.699cm">
          <draw:text-box>
            <text:p><text:span text:style-name="T2">user/pwd org</text:span></text:p>
            <text:p><text:span text:style-name="T2">appspace</text:span></text:p>
          </draw:text-box>
        </draw:frame>
        <draw:line draw:style-name="gr8" draw:text-style-name="P1" draw:layer="layout" svg:x1="7.096cm" svg:y1="11.16cm" svg:x2="11.414cm" svg:y2="7.858cm">
          <text:p/>
        </draw:line>
        <draw:line draw:style-name="gr9" draw:text-style-name="P1" draw:layer="layout" svg:x1="9.255cm" svg:y1="14.843cm" svg:x2="12.938cm" svg:y2="12.43cm">
          <text:p/>
        </draw:line>
        <draw:line draw:style-name="gr9" draw:text-style-name="P1" draw:layer="layout" svg:x1="9.128cm" svg:y1="14.843cm" svg:x2="6.461cm" svg:y2="12.684cm">
          <text:p/>
        </draw:line>
        <draw:custom-shape draw:style-name="gr1" draw:text-style-name="P1" draw:layer="layout" svg:width="1.524cm" svg:height="1.016cm" svg:x="11.541cm" svg:y="6.842cm">
          <text:p text:style-name="P1"><text:span text:style-name="T3">token</text:span></text:p>
          <text:p text:style-name="P1"><text:span text:style-name="T3">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1.541cm" svg:y1="11.795cm" svg:x2="8.239cm" svg:y2="11.795cm">
          <text:p/>
        </draw:line>
        <draw:custom-shape draw:style-name="gr1" draw:text-style-name="P1" draw:layer="layout" svg:width="3.556cm" svg:height="1.524cm" svg:x="3.159cm" svg:y="6.969cm">
          <text:p text:style-name="P1">vmc <text:span text:style-name="T4">beta</text:span></text:p>
          <text:p text:style-name="P1"><text:span text:style-name="T4">w/uaa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842cm" svg:y1="7.477cm" svg:x2="11.414cm" svg:y2="7.477cm">
          <text:p/>
        </draw:line>
        <draw:line draw:style-name="gr9"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3" draw:layer="layout" svg:width="2.238cm" svg:height="1.016cm" svg:x="17.558cm" svg:y="10.525cm">
          <draw:text-box>
            <text:p><text:span text:style-name="T2">user/pwd </text:span></text:p>
          </draw:text-box>
        </draw:frame>
        <draw:line draw:style-name="gr6" draw:text-style-name="P1" draw:layer="layout" svg:x1="15.097cm" svg:y1="11.287cm" svg:x2="16.113cm" svg:y2="11.287cm">
          <text:p/>
        </draw:line>
        <draw:line draw:style-name="gr12" draw:text-style-name="P1" draw:layer="layout" svg:x1="16.748cm" svg:y1="7.731cm" svg:x2="16.748cm" svg:y2="10.271cm">
          <text:p/>
        </draw:line>
        <draw:frame draw:style-name="gr13" draw:text-style-name="P3" draw:layer="layout" svg:width="2.585cm" svg:height="0.889cm" svg:x="7.858cm" svg:y="6.842cm">
          <draw:text-box>
            <text:p><text:span text:style-name="T5">uaa tokens</text:span></text:p>
          </draw:text-box>
        </draw:frame>
        <draw:frame draw:style-name="gr13" draw:text-style-name="P3" draw:layer="layout" svg:width="3.148cm" svg:height="1.199cm" svg:x="16.635cm" svg:y="8.366cm">
          <draw:text-box>
            <text:p><text:span text:style-name="T5">one time copy</text:span></text:p>
            <text:p><text:span text:style-name="T5">cc to uaa</text:span></text:p>
          </draw:text-box>
        </draw:fram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2.585cm" svg:height="0.725cm" svg:x="8.737cm" svg:y="11.034cm">
          <draw:text-box>
            <text:p><text:span text:style-name="T5">uaa tokens</text:span></text:p>
          </draw:text-box>
        </draw:frame>
        <draw:frame draw:style-name="gr14" draw:text-style-name="P3" draw:layer="layout" svg:width="2.585cm" svg:height="0.725cm" svg:x="5.191cm" svg:y="9.89cm">
          <draw:text-box>
            <text:p><text:span text:style-name="T5">uaa tokens</text:span></text:p>
          </draw:text-box>
        </draw:frame>
        <draw:frame draw:style-name="gr15" draw:text-style-name="P3" draw:layer="layout" svg:width="2.373cm" svg:height="1.199cm" svg:x="8.406cm" svg:y="13.136cm">
          <draw:text-box>
            <text:p><text:span text:style-name="T5">auth code</text:span></text:p>
            <text:p><text:span text:style-name="T5">flow</text:span></text:p>
          </draw:text-box>
        </draw:frame>
        <draw:frame draw:style-name="gr16" draw:text-style-name="P3" draw:layer="layout" svg:width="2.796cm" svg:height="1.199cm" svg:x="11.795cm" svg:y="8.493cm">
          <draw:text-box>
            <text:p><text:span text:style-name="T5">create user</text:span></text:p>
            <text:p><text:span text:style-name="T5">change pwd</text:span></text:p>
          </draw:text-box>
        </draw:frame>
        <draw:line draw:style-name="gr17" draw:text-style-name="P1" draw:layer="layout" svg:x1="14.589cm" svg:y1="7.985cm" svg:x2="14.589cm" svg:y2="10.271cm">
          <text:p/>
        </draw:line>
      </draw:page>
    </office:graphics>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7" style:family="graphic" style:parent-style-name="objectwithoutfill">
      <style:graphic-properties draw:marker-end="Arrow" draw:marker-end-width="0.152cm" draw:fill="none" draw:fill-color="#cfe7e5" draw:textarea-vertical-align="middle"/>
    </style:style>
    <style:style style:name="gr8" style:family="graphic" style:parent-style-name="objectwithoutfill">
      <style:graphic-properties draw:marker-start="Arrow" draw:marker-start-width="0.152cm" draw:marker-end="Arrow" draw:marker-end-width="0.152cm" draw:fill="none" draw:fill-color="#cfe7e5" draw:textarea-vertical-align="middle"/>
    </style:style>
    <style:style style:name="gr9" style:family="graphic" style:parent-style-name="objectwithoutfill">
      <style:graphic-properties draw:marker-start="Arrow" draw:marker-start-width="0.152cm" draw:marker-end="Arrow" draw:marker-end-width="0.152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147cm" fo:min-width="2.576cm"/>
    </style:style>
    <style:style style:name="gr11"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12cm" fo:min-width="1.484cm"/>
    </style:style>
    <style:style style:name="gr13" style:family="graphic" style:parent-style-name="standard">
      <style:graphic-properties draw:stroke="solid" draw:stroke-dash="Fine_20_Dashed_20__28_var_29_" svg:stroke-color="#000000" draw:marker-start="Arrow" draw:marker-start-width="0.152cm" draw:marker-end="Arrow" draw:marker-end-width="0.152cm" draw:fill="solid" draw:fill-color="#cfe7e5"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P1" style:family="paragraph">
      <style:paragraph-properties fo:text-align="center"/>
    </style:style>
    <style:style style:name="P2" style:family="paragraph">
      <style:text-properties fo:color="#000000"/>
    </style:style>
    <style:style style:name="T1" style:family="text">
      <style:text-properties fo:color="#000000" fo:font-size="11pt" style:font-size-asian="11pt" style:font-size-complex="11pt"/>
    </style:style>
    <style:style style:name="T2" style:family="text">
      <style:text-properties fo:font-size="10pt" style:font-size-asian="10pt" style:font-size-complex="10pt"/>
    </style:style>
    <style:style style:name="T3" style:family="text">
      <style:text-properties fo:color="#000000" fo:font-size="12pt" style:font-size-asian="12pt" style:font-size-complex="12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556cm" svg:height="1.524cm" svg:x="14.208cm" svg:y="13.7cm">
          <text:p text:style-name="P1">Google </text:p>
          <text:p text:style-name="P1">accou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4.97cm" svg:y1="6.461cm" svg:x2="15.986cm" svg:y2="6.461cm">
          <text:p/>
        </draw:line>
        <draw:frame draw:style-name="gr6" draw:text-style-name="P2" draw:layer="layout" svg:width="2.238cm" svg:height="1.778cm" svg:x="17.256cm" svg:y="5.699cm">
          <draw:text-box>
            <text:p><text:span text:style-name="T1">org</text:span></text:p>
            <text:p><text:span text:style-name="T1">appspace</text:span></text:p>
          </draw:text-box>
        </draw:frame>
        <draw:line draw:style-name="gr7" draw:text-style-name="P1" draw:layer="layout" svg:x1="6.969cm" svg:y1="11.16cm" svg:x2="11.541cm" svg:y2="7.858cm">
          <text:p/>
        </draw:line>
        <draw:line draw:style-name="gr8" draw:text-style-name="P1" draw:layer="layout" svg:x1="9.255cm" svg:y1="14.843cm" svg:x2="12.938cm" svg:y2="12.43cm">
          <text:p/>
        </draw:line>
        <draw:line draw:style-name="gr8" draw:text-style-name="P1" draw:layer="layout" svg:x1="9.128cm" svg:y1="14.843cm" svg:x2="6.461cm" svg:y2="12.684cm">
          <text:p/>
        </draw:line>
        <draw:custom-shape draw:style-name="gr1" draw:text-style-name="P1" draw:layer="layout" svg:width="1.524cm" svg:height="1.016cm" svg:x="11.541cm" svg:y="6.842cm">
          <text:p text:style-name="P1"><text:span text:style-name="T2">token</text:span></text:p>
          <text:p text:style-name="P1"><text:span text:style-name="T2">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1.541cm" svg:y1="11.795cm" svg:x2="8.239cm" svg:y2="11.795cm">
          <text:p/>
        </draw:line>
        <draw:frame draw:style-name="gr10" draw:text-style-name="P2" draw:layer="layout" svg:width="4.778cm" svg:height="1.397cm" svg:x="13.161cm" svg:y="12.382cm">
          <draw:text-box>
            <text:p><text:span text:style-name="T3">Support for SSO</text:span></text:p>
            <text:p><text:span text:style-name="T3">with OpenID Connect. </text:span></text:p>
          </draw:text-box>
        </draw:frame>
        <draw:custom-shape draw:style-name="gr1" draw:text-style-name="P1" draw:layer="layout" svg:width="3.556cm" svg:height="1.524cm" svg:x="3.159cm" svg:y="6.969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6.842cm" svg:y1="7.477cm" svg:x2="11.414cm" svg:y2="7.477cm">
          <text:p/>
        </draw:line>
        <draw:line draw:style-name="gr8"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2" draw:layer="layout" svg:width="2.238cm" svg:height="1.778cm" svg:x="17.558cm" svg:y="10.525cm">
          <draw:text-box>
            <text:p><text:span text:style-name="T1">user/pwd </text:span></text:p>
          </draw:text-box>
        </draw:frame>
        <draw:line draw:style-name="gr5" draw:text-style-name="P1" draw:layer="layout" svg:x1="15.097cm" svg:y1="11.287cm" svg:x2="16.113cm" svg:y2="11.287cm">
          <text:p/>
        </draw:line>
        <draw:frame draw:style-name="gr11" draw:text-style-name="P2" draw:layer="layout" svg:width="2.585cm" svg:height="0.762cm" svg:x="6.207cm" svg:y="9.001cm">
          <draw:text-box>
            <text:p><text:span text:style-name="T3">uaa tokens</text:span></text:p>
          </draw:text-box>
        </draw:fram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9.636cm" svg:y1="14.843cm" svg:x2="14.208cm" svg:y2="14.081cm">
          <text:p/>
        </draw:line>
        <draw:line draw:style-name="gr5" draw:text-style-name="P1" draw:layer="layout" svg:x1="15.097cm" svg:y1="4.302cm" svg:x2="15.986cm" svg:y2="4.302cm">
          <text:p/>
        </draw:line>
        <draw:custom-shape draw:style-name="gr1" draw:text-style-name="P1" draw:layer="layout" svg:width="2.667cm" svg:height="1.143cm" svg:x="12.431cm" svg:y="3.794cm">
          <text:p text:style-name="P1"><text:span text:style-name="T4">AC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27cm" svg:height="1.397cm" svg:x="15.987cm" svg:y="3.7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2" draw:layer="layout" svg:width="1.603cm" svg:height="0.762cm" svg:x="17.305cm" svg:y="4.048cm">
          <draw:text-box>
            <text:p><text:span text:style-name="T1">ACLs </text:span></text:p>
          </draw:text-box>
        </draw:frame>
        <draw:line draw:style-name="gr13" draw:text-style-name="P1" draw:layer="layout" svg:x1="13.955cm" svg:y1="4.683cm" svg:x2="13.955cm" svg:y2="6.08cm">
          <text:p/>
        </draw:line>
        <draw:frame draw:style-name="gr14" draw:text-style-name="P2" draw:layer="layout" svg:width="2.585cm" svg:height="0.889cm" svg:x="7.604cm" svg:y="6.715cm">
          <draw:text-box>
            <text:p><text:span text:style-name="T3">uaa tokens</text:span></text:p>
          </draw:text-box>
        </draw:frame>
        <draw:frame draw:style-name="gr14" draw:text-style-name="P2" draw:layer="layout" svg:width="2.585cm" svg:height="0.889cm" svg:x="8.575cm" svg:y="11.033cm">
          <draw:text-box>
            <text:p><text:span text:style-name="T3">uaa tokens</text:span></text:p>
          </draw:text-box>
        </draw:frame>
        <draw:frame draw:style-name="gr15" draw:text-style-name="P2" draw:layer="layout" svg:width="2.373cm" svg:height="1.199cm" svg:x="8.407cm" svg:y="13.137cm">
          <draw:text-box>
            <text:p><text:span text:style-name="T3">auth code</text:span></text:p>
            <text:p><text:span text:style-name="T3">flow</text:span></text:p>
          </draw:text-box>
        </draw:frame>
      </draw:page>
    </office:graphics>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opacity="20%" draw:textarea-horizontal-align="justify" draw:textarea-vertical-align="middle" draw:auto-grow-height="false" draw:shadow-opacity="20%"/>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b3b3b3" draw:marker-start="Arrow" draw:marker-start-width="0.152cm" draw:marker-end="Arrow" draw:marker-end-width="0.152cm" draw:fill="solid" draw:fill-color="#cfe7e5" draw:textarea-vertical-align="middle"/>
    </style:style>
    <style:style style:name="gr7"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9" style:family="graphic" style:parent-style-name="objectwithoutfill">
      <style:graphic-properties draw:marker-end="Arrow" draw:marker-end-width="0.152cm" draw:fill="none" draw:fill-color="#cfe7e5" draw:textarea-vertical-align="middle"/>
    </style:style>
    <style:style style:name="gr10" style:family="graphic" style:parent-style-name="objectwithoutfill">
      <style:graphic-properties draw:marker-start="Arrow" draw:marker-start-width="0.152cm" draw:marker-end="Arrow" draw:marker-end-width="0.152cm" draw:fill="none" draw:fill-color="#cfe7e5" draw:textarea-vertical-align="middle"/>
    </style:style>
    <style:style style:name="gr11" style:family="graphic" style:parent-style-name="objectwithoutfill">
      <style:graphic-properties draw:marker-start="Arrow" draw:marker-start-width="0.152cm" draw:marker-end="Arrow" draw:marker-end-width="0.152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3" style:family="graphic" style:parent-style-name="standard">
      <style:graphic-properties draw:fill-color="#b3b3b3"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P1" style:family="paragraph">
      <style:paragraph-properties fo:text-align="center"/>
    </style:style>
    <style:style style:name="P2" style:family="paragraph">
      <style:paragraph-properties fo:text-align="center"/>
      <style:text-properties fo:color="#cccccc"/>
    </style:style>
    <style:style style:name="P3" style:family="paragraph">
      <style:text-properties fo:color="#b3b3b3" fo:text-shadow="none"/>
    </style:style>
    <style:style style:name="P4" style:family="paragraph">
      <style:text-properties fo:color="#000000"/>
    </style:style>
    <style:style style:name="T1" style:family="text">
      <style:text-properties fo:color="#cccccc"/>
    </style:style>
    <style:style style:name="T2" style:family="text">
      <style:text-properties fo:color="#b3b3b3" fo:font-size="10.5pt" fo:text-shadow="none" style:font-size-asian="10.5pt" style:font-size-complex="10.5pt"/>
    </style:style>
    <style:style style:name="T3" style:family="text">
      <style:text-properties fo:color="#000000" fo:font-size="11pt" style:font-size-asian="11pt" style:font-size-complex="11pt"/>
    </style:style>
    <style:style style:name="T4" style:family="text">
      <style:text-properties fo:font-size="10pt" style:font-size-asian="10pt" style:font-size-complex="10pt"/>
    </style:style>
    <style:style style:name="T5" style:family="text">
      <style:text-properties fo:color="#0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1.524cm" svg:x="3.032cm" svg:y="5.318cm">
          <text:p text:style-name="P1"><text:span text:style-name="T1">old vmc</text:span></text:p>
          <text:p text:style-name="P1"><text:span text:style-name="T1">depeca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3" draw:layer="layout" svg:width="2.708cm" svg:height="1.484cm" svg:x="14.208cm" svg:y="8.366cm">
          <draw:text-box>
            <text:p><text:span text:style-name="T2">user account </text:span></text:p>
            <text:p><text:span text:style-name="T2">calls only</text:span></text:p>
            <text:p><text:span text:style-name="T2">for old APIs</text:span></text:p>
          </draw:text-box>
        </draw:frame>
        <draw:line draw:style-name="gr6" draw:text-style-name="P1" draw:layer="layout" svg:x1="6.588cm" svg:y1="6.461cm" svg:x2="11.541cm" svg:y2="6.461cm">
          <text:p/>
        </draw:line>
        <draw:line draw:style-name="gr7" draw:text-style-name="P1" draw:layer="layout" svg:x1="14.97cm" svg:y1="6.461cm" svg:x2="15.986cm" svg:y2="6.461cm">
          <text:p/>
        </draw:line>
        <draw:frame draw:style-name="gr8" draw:text-style-name="P4" draw:layer="layout" svg:width="2.238cm" svg:height="1.778cm" svg:x="17.256cm" svg:y="5.699cm">
          <draw:text-box>
            <text:p><text:span text:style-name="T3">org</text:span></text:p>
            <text:p><text:span text:style-name="T3">appspace</text:span></text:p>
          </draw:text-box>
        </draw:frame>
        <draw:line draw:style-name="gr9" draw:text-style-name="P1" draw:layer="layout" svg:x1="6.969cm" svg:y1="11.16cm" svg:x2="11.541cm" svg:y2="7.858cm">
          <text:p/>
        </draw:line>
        <draw:line draw:style-name="gr10" draw:text-style-name="P1" draw:layer="layout" svg:x1="9.255cm" svg:y1="14.843cm" svg:x2="12.938cm" svg:y2="12.43cm">
          <text:p/>
        </draw:line>
        <draw:line draw:style-name="gr10" draw:text-style-name="P1" draw:layer="layout" svg:x1="9.128cm" svg:y1="14.843cm" svg:x2="6.461cm" svg:y2="12.684cm">
          <text:p/>
        </draw:line>
        <draw:custom-shape draw:style-name="gr1" draw:text-style-name="P1" draw:layer="layout" svg:width="1.524cm" svg:height="1.016cm" svg:x="11.541cm" svg:y="6.842cm">
          <text:p text:style-name="P1"><text:span text:style-name="T4">token</text:span></text:p>
          <text:p text:style-name="P1"><text:span text:style-name="T4">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11.541cm" svg:y1="11.795cm" svg:x2="8.239cm" svg:y2="11.795cm">
          <text:p/>
        </draw:line>
        <draw:custom-shape draw:style-name="gr1" draw:text-style-name="P1" draw:layer="layout" svg:width="3.556cm" svg:height="1.524cm" svg:x="3.159cm" svg:y="6.969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842cm" svg:y1="7.477cm" svg:x2="11.414cm" svg:y2="7.477cm">
          <text:p/>
        </draw:line>
        <draw:line draw:style-name="gr10"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 draw:layer="layout" svg:width="2.238cm" svg:height="1.778cm" svg:x="17.558cm" svg:y="10.525cm">
          <draw:text-box>
            <text:p><text:span text:style-name="T3">user/pwd </text:span></text:p>
          </draw:text-box>
        </draw:frame>
        <draw:line draw:style-name="gr7" draw:text-style-name="P1" draw:layer="layout" svg:x1="15.097cm" svg:y1="11.287cm" svg:x2="16.113cm" svg:y2="11.287cm">
          <text:p/>
        </draw:line>
        <draw:frame draw:style-name="gr12" draw:text-style-name="P4" draw:layer="layout" svg:width="2.585cm" svg:height="0.762cm" svg:x="6.207cm" svg:y="9.001cm">
          <draw:text-box>
            <text:p><text:span text:style-name="T5">uaa tokens</text:span></text:p>
          </draw:text-box>
        </draw:frame>
        <draw:custom-shape draw:style-name="gr1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4.208cm" svg:y1="7.985cm" svg:x2="14.208cm" svg:y2="10.398cm">
          <text:p/>
        </draw:line>
        <draw:frame draw:style-name="gr5" draw:text-style-name="P3" draw:layer="layout" svg:width="3.567cm" svg:height="1.073cm" svg:x="7.593cm" svg:y="5.388cm">
          <draw:text-box>
            <text:p><text:span text:style-name="T2">user account APIs </text:span></text:p>
            <text:p><text:span text:style-name="T2">not supported</text:span></text:p>
          </draw:text-box>
        </draw:frame>
        <draw:frame draw:style-name="gr14" draw:text-style-name="P4" draw:layer="layout" svg:width="2.585cm" svg:height="0.889cm" svg:x="7.604cm" svg:y="6.715cm">
          <draw:text-box>
            <text:p><text:span text:style-name="T5">uaa tokens</text:span></text:p>
          </draw:text-box>
        </draw:frame>
        <draw:frame draw:style-name="gr14" draw:text-style-name="P4" draw:layer="layout" svg:width="2.585cm" svg:height="0.889cm" svg:x="8.575cm" svg:y="11.033cm">
          <draw:text-box>
            <text:p><text:span text:style-name="T5">uaa tokens</text:span></text:p>
          </draw:text-box>
        </draw:frame>
        <draw:frame draw:style-name="gr15" draw:text-style-name="P4" draw:layer="layout" svg:width="2.373cm" svg:height="1.199cm" svg:x="5.572cm" svg:y="13.7cm">
          <draw:text-box>
            <text:p><text:span text:style-name="T5">auth code</text:span></text:p>
            <text:p><text:span text:style-name="T5">flow</text:span></text:p>
          </draw:text-box>
        </draw:frame>
        <draw:custom-shape draw:style-name="gr1" draw:text-style-name="P1" draw:layer="layout" svg:width="3.81cm" svg:height="2.286cm" svg:x="4.302cm" svg:y="10.399cm">
          <text:p text:style-name="P1">my.cf.co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4" draw:layer="layout" svg:width="2.796cm" svg:height="1.905cm" svg:x="8.364cm" svg:y="11.922cm">
          <draw:text-box>
            <text:p><text:span text:style-name="T5">create user</text:span></text:p>
            <text:p><text:span text:style-name="T5">change pwd</text:span></text:p>
          </draw:text-box>
        </draw:frame>
      </draw:page>
    </office:graphics>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